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8">
      <style:text-properties fo:font-weight="normal" style:font-weight-asian="normal" style:font-weight-complex="normal"/>
    </style:style>
    <style:style style:name="ce7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110"/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/>
    <style:style style:name="ce28" style:family="table-cell" style:parent-style-name="Default" style:data-style-name="N112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16" table:default-cell-style-name="Default"/>
        <table:table-row table:style-name="ro1">
          <table:table-cell table:style-name="ce1" office:value-type="string" table:number-columns-spanned="1" table:number-rows-spanned="2">
            <text:p>Rotameter (cm)</text:p>
          </table:table-cell>
          <table:table-cell table:style-name="ce12" office:value-type="string" table:number-columns-spanned="9" table:number-rows-spanned="1">
            <text:p>Manometer Readings (mm)</text:p>
          </table:table-cell>
          <table:covered-table-cell table:number-columns-repeated="8" table:style-name="ce13"/>
          <table:table-cell table:style-name="ce12" office:value-type="string" table:number-columns-spanned="2" table:number-rows-spanned="1">
            <text:p>Weighing Tank</text:p>
          </table:table-cell>
          <table:covered-table-cell table:style-name="ce13"/>
          <table:table-cell table:number-columns-repeated="5"/>
        </table:table-row>
        <table:table-row table:style-name="ro1">
          <table:covered-table-cell table:style-name="ce2"/>
          <table:table-cell table:style-name="ce13" office:value-type="string">
            <text:p>A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D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Weight (kg)</text:p>
          </table:table-cell>
          <table:table-cell table:style-name="ce13" office:value-type="string">
            <text:p>Time (s)</text:p>
          </table:table-cell>
          <table:table-cell table:number-columns-repeated="5"/>
        </table:table-row>
        <table:table-row table:style-name="ro1">
          <table:table-cell table:style-name="ce3" office:value-type="float" office:value="18">
            <text:p>18.0</text:p>
          </table:table-cell>
          <table:table-cell table:style-name="ce14" office:value-type="float" office:value="354">
            <text:p>354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326">
            <text:p>326</text:p>
          </table:table-cell>
          <table:table-cell table:style-name="ce14" office:value-type="float" office:value="332">
            <text:p>332</text:p>
          </table:table-cell>
          <table:table-cell table:style-name="ce14" office:value-type="float" office:value="342">
            <text:p>342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22">
            <text:p>122</text:p>
          </table:table-cell>
          <table:table-cell table:style-name="ce14" office:value-type="float" office:value="116">
            <text:p>116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3.08">
            <text:p>23.08</text:p>
          </table:table-cell>
          <table:table-cell table:number-columns-repeated="5"/>
        </table:table-row>
        <table:table-row table:style-name="ro1">
          <table:table-cell table:style-name="ce3" office:value-type="float" office:value="16">
            <text:p>16.0</text:p>
          </table:table-cell>
          <table:table-cell table:style-name="ce14" office:value-type="float" office:value="312">
            <text:p>312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290">
            <text:p>290</text:p>
          </table:table-cell>
          <table:table-cell table:style-name="ce14" office:value-type="float" office:value="294">
            <text:p>294</text:p>
          </table:table-cell>
          <table:table-cell table:style-name="ce14" office:value-type="float" office:value="304">
            <text:p>304</text:p>
          </table:table-cell>
          <table:table-cell table:style-name="ce14" office:value-type="float" office:value="104">
            <text:p>104</text:p>
          </table:table-cell>
          <table:table-cell table:style-name="ce14" office:value-type="float" office:value="136">
            <text:p>136</text:p>
          </table:table-cell>
          <table:table-cell table:style-name="ce14" office:value-type="float" office:value="132">
            <text:p>132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6.45">
            <text:p>26.45</text:p>
          </table:table-cell>
          <table:table-cell table:number-columns-repeated="5"/>
        </table:table-row>
        <table:table-row table:style-name="ro1">
          <table:table-cell table:style-name="ce3" office:value-type="float" office:value="14">
            <text:p>14.0</text:p>
          </table:table-cell>
          <table:table-cell table:style-name="ce14" office:value-type="float" office:value="282">
            <text:p>282</text:p>
          </table:table-cell>
          <table:table-cell table:style-name="ce14" office:value-type="float" office:value="159">
            <text:p>159</text:p>
          </table:table-cell>
          <table:table-cell table:style-name="ce14" office:value-type="float" office:value="264">
            <text:p>264</text:p>
          </table:table-cell>
          <table:table-cell table:style-name="ce14" office:value-type="float" office:value="268">
            <text:p>268</text:p>
          </table:table-cell>
          <table:table-cell table:style-name="ce14" office:value-type="float" office:value="276">
            <text:p>276</text:p>
          </table:table-cell>
          <table:table-cell table:style-name="ce14" office:value-type="float" office:value="122">
            <text:p>122</text:p>
          </table:table-cell>
          <table:table-cell table:style-name="ce14" office:value-type="float" office:value="146">
            <text:p>146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0.21">
            <text:p>30.21</text:p>
          </table:table-cell>
          <table:table-cell table:number-columns-repeated="5"/>
        </table:table-row>
        <table:table-row table:style-name="ro1">
          <table:table-cell table:style-name="ce3" office:value-type="float" office:value="12">
            <text:p>12.0</text:p>
          </table:table-cell>
          <table:table-cell table:style-name="ce14" office:value-type="float" office:value="254">
            <text:p>254</text:p>
          </table:table-cell>
          <table:table-cell table:style-name="ce14" office:value-type="float" office:value="166">
            <text:p>166</text:p>
          </table:table-cell>
          <table:table-cell table:style-name="ce14" office:value-type="float" office:value="242">
            <text:p>242</text:p>
          </table:table-cell>
          <table:table-cell table:style-name="ce14" office:value-type="float" office:value="244">
            <text:p>244</text:p>
          </table:table-cell>
          <table:table-cell table:style-name="ce14" office:value-type="float" office:value="249">
            <text:p>249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56">
            <text:p>156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6.02">
            <text:p>36.02</text:p>
          </table:table-cell>
          <table:table-cell table:number-columns-repeated="5"/>
        </table:table-row>
        <table:table-row table:style-name="ro1">
          <table:table-cell table:style-name="ce3" office:value-type="float" office:value="10">
            <text:p>10.0</text:p>
          </table:table-cell>
          <table:table-cell table:style-name="ce14" office:value-type="float" office:value="232">
            <text:p>232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222">
            <text:p>222</text:p>
          </table:table-cell>
          <table:table-cell table:style-name="ce14" office:value-type="float" office:value="223">
            <text:p>223</text:p>
          </table:table-cell>
          <table:table-cell table:style-name="ce14" office:value-type="float" office:value="228">
            <text:p>228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64">
            <text:p>164</text:p>
          </table:table-cell>
          <table:table-cell table:style-name="ce14" office:value-type="float" office:value="162">
            <text:p>162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44.05">
            <text:p>44.05</text:p>
          </table:table-cell>
          <table:table-cell table:number-columns-repeated="5"/>
        </table:table-row>
        <table:table-row table:style-name="ro1">
          <table:table-cell table:style-name="ce3" office:value-type="float" office:value="8">
            <text:p>8.0</text:p>
          </table:table-cell>
          <table:table-cell table:style-name="ce14" office:value-type="float" office:value="214">
            <text:p>214</text:p>
          </table:table-cell>
          <table:table-cell table:style-name="ce14" office:value-type="float" office:value="174">
            <text:p>174</text:p>
          </table:table-cell>
          <table:table-cell table:number-columns-repeated="2" table:style-name="ce14" office:value-type="float" office:value="208">
            <text:p>208</text:p>
          </table:table-cell>
          <table:table-cell table:style-name="ce14" office:value-type="float" office:value="212">
            <text:p>212</text:p>
          </table:table-cell>
          <table:table-cell table:style-name="ce14" office:value-type="float" office:value="162">
            <text:p>162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169">
            <text:p>169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4.47">
            <text:p>54.4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>
            <text:p>Diameter (mm)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6">
            <text:p>26</text:p>
          </table:table-cell>
          <table:table-cell table:number-columns-repeated="2" table:style-name="ce14" office:value-type="float" office:value="51">
            <text:p>5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1">
            <text:p>51</text:p>
          </table:table-cell>
          <table:table-cell table:number-columns-repeated="2" table:style-name="ce14" office:value-type="float" office:value="25.5">
            <text:p>25.5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style-name="ce6" office:value-type="string">
            <text:p>Area (mm2)</text:p>
          </table:table-cell>
          <table:table-cell table:style-name="ce14" office:value-type="float" office:value="531">
            <text:p>531</text:p>
          </table:table-cell>
          <table:table-cell table:style-name="ce14" office:value-type="float" office:value="201">
            <text:p>201</text:p>
          </table:table-cell>
          <table:table-cell table:style-name="ce14" office:value-type="float" office:value="531">
            <text:p>531</text:p>
          </table:table-cell>
          <table:table-cell table:number-columns-repeated="2" table:style-name="ce14" office:value-type="float" office:value="2043">
            <text:p>2043</text:p>
          </table:table-cell>
          <table:table-cell table:style-name="ce14" office:value-type="float" office:value="314">
            <text:p>314</text:p>
          </table:table-cell>
          <table:table-cell table:style-name="ce14" office:value-type="float" office:value="2043">
            <text:p>2043</text:p>
          </table:table-cell>
          <table:table-cell table:number-columns-repeated="2" table:style-name="ce14" office:value-type="float" office:value="511">
            <text:p>511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table:number-columns-spanned="1" table:number-rows-spanned="2">
            <text:p>Rotameter (cm)</text:p>
          </table:table-cell>
          <table:table-cell table:style-name="ce15" office:value-type="string" table:number-columns-spanned="9" table:number-rows-spanned="1">
            <text:p>Manometer Readings (cm)</text:p>
          </table:table-cell>
          <table:covered-table-cell table:number-columns-repeated="8" table:style-name="ce16"/>
          <table:table-cell table:style-name="ce15" office:value-type="string" table:number-columns-spanned="2" table:number-rows-spanned="1">
            <text:p>Weighing Tank</text:p>
          </table:table-cell>
          <table:covered-table-cell table:style-name="ce16"/>
          <table:table-cell table:number-columns-repeated="5"/>
        </table:table-row>
        <table:table-row table:style-name="ro1">
          <table:covered-table-cell table:style-name="ce8"/>
          <table:table-cell table:style-name="ce16" office:value-type="string">
            <text:p>A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G</text:p>
          </table:table-cell>
          <table:table-cell table:style-name="ce16" office:value-type="string">
            <text:p>H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Mass (g)</text:p>
          </table:table-cell>
          <table:table-cell table:style-name="ce16" office:value-type="string">
            <text:p>Time (s)</text:p>
          </table:table-cell>
          <table:table-cell table:number-columns-repeated="5"/>
        </table:table-row>
        <table:table-row table:style-name="ro1">
          <table:table-cell table:style-name="ce3" office:value-type="float" office:value="18">
            <text:p>18.0</text:p>
          </table:table-cell>
          <table:table-cell table:style-name="ce14" table:formula="oooc:=[.B3]/10" office:value-type="float" office:value="35.4">
            <text:p>35.4</text:p>
          </table:table-cell>
          <table:table-cell table:style-name="ce14" table:formula="oooc:=[.C3]/10" office:value-type="float" office:value="14.4">
            <text:p>14.4</text:p>
          </table:table-cell>
          <table:table-cell table:style-name="ce14" table:formula="oooc:=[.D3]/10" office:value-type="float" office:value="32.6">
            <text:p>32.6</text:p>
          </table:table-cell>
          <table:table-cell table:style-name="ce14" table:formula="oooc:=[.E3]/10" office:value-type="float" office:value="33.2">
            <text:p>33.2</text:p>
          </table:table-cell>
          <table:table-cell table:style-name="ce14" table:formula="oooc:=[.F3]/10" office:value-type="float" office:value="34.2">
            <text:p>34.2</text:p>
          </table:table-cell>
          <table:table-cell table:style-name="ce14" table:formula="oooc:=[.G3]/10" office:value-type="float" office:value="8">
            <text:p>8</text:p>
          </table:table-cell>
          <table:table-cell table:style-name="ce14" table:formula="oooc:=[.H3]/10" office:value-type="float" office:value="12.2">
            <text:p>12.2</text:p>
          </table:table-cell>
          <table:table-cell table:style-name="ce14" table:formula="oooc:=[.I3]/10" office:value-type="float" office:value="11.6">
            <text:p>11.6</text:p>
          </table:table-cell>
          <table:table-cell table:style-name="ce14" table:formula="oooc:=[.J3]/10" office:value-type="float" office:value="0.6">
            <text:p>0.6</text:p>
          </table:table-cell>
          <table:table-cell table:style-name="ce14" table:formula="oooc:=[.K3]*1000" office:value-type="float" office:value="10000">
            <text:p>10000</text:p>
          </table:table-cell>
          <table:table-cell table:style-name="ce14" office:value-type="float" office:value="23.08">
            <text:p>23.08</text:p>
          </table:table-cell>
          <table:table-cell table:number-columns-repeated="5"/>
        </table:table-row>
        <table:table-row table:style-name="ro1">
          <table:table-cell table:style-name="ce3" office:value-type="float" office:value="16">
            <text:p>16.0</text:p>
          </table:table-cell>
          <table:table-cell table:style-name="ce14" table:formula="oooc:=[.B4]/10" office:value-type="float" office:value="31.2">
            <text:p>31.2</text:p>
          </table:table-cell>
          <table:table-cell table:style-name="ce14" table:formula="oooc:=[.C4]/10" office:value-type="float" office:value="15.2">
            <text:p>15.2</text:p>
          </table:table-cell>
          <table:table-cell table:style-name="ce14" table:formula="oooc:=[.D4]/10" office:value-type="float" office:value="29">
            <text:p>29</text:p>
          </table:table-cell>
          <table:table-cell table:style-name="ce14" table:formula="oooc:=[.E4]/10" office:value-type="float" office:value="29.4">
            <text:p>29.4</text:p>
          </table:table-cell>
          <table:table-cell table:style-name="ce14" table:formula="oooc:=[.F4]/10" office:value-type="float" office:value="30.4">
            <text:p>30.4</text:p>
          </table:table-cell>
          <table:table-cell table:style-name="ce14" table:formula="oooc:=[.G4]/10" office:value-type="float" office:value="10.4">
            <text:p>10.4</text:p>
          </table:table-cell>
          <table:table-cell table:style-name="ce14" table:formula="oooc:=[.H4]/10" office:value-type="float" office:value="13.6">
            <text:p>13.6</text:p>
          </table:table-cell>
          <table:table-cell table:style-name="ce14" table:formula="oooc:=[.I4]/10" office:value-type="float" office:value="13.2">
            <text:p>13.2</text:p>
          </table:table-cell>
          <table:table-cell table:style-name="ce14" table:formula="oooc:=[.J4]/10" office:value-type="float" office:value="2.6">
            <text:p>2.6</text:p>
          </table:table-cell>
          <table:table-cell table:style-name="ce14" table:formula="oooc:=[.K4]*1000" office:value-type="float" office:value="10000">
            <text:p>10000</text:p>
          </table:table-cell>
          <table:table-cell table:style-name="ce14" office:value-type="float" office:value="26.45">
            <text:p>26.45</text:p>
          </table:table-cell>
          <table:table-cell table:number-columns-repeated="5"/>
        </table:table-row>
        <table:table-row table:style-name="ro1">
          <table:table-cell table:style-name="ce3" office:value-type="float" office:value="14">
            <text:p>14.0</text:p>
          </table:table-cell>
          <table:table-cell table:style-name="ce14" table:formula="oooc:=[.B5]/10" office:value-type="float" office:value="28.2">
            <text:p>28.2</text:p>
          </table:table-cell>
          <table:table-cell table:style-name="ce14" table:formula="oooc:=[.C5]/10" office:value-type="float" office:value="15.9">
            <text:p>15.9</text:p>
          </table:table-cell>
          <table:table-cell table:style-name="ce14" table:formula="oooc:=[.D5]/10" office:value-type="float" office:value="26.4">
            <text:p>26.4</text:p>
          </table:table-cell>
          <table:table-cell table:style-name="ce14" table:formula="oooc:=[.E5]/10" office:value-type="float" office:value="26.8">
            <text:p>26.8</text:p>
          </table:table-cell>
          <table:table-cell table:style-name="ce14" table:formula="oooc:=[.F5]/10" office:value-type="float" office:value="27.6">
            <text:p>27.6</text:p>
          </table:table-cell>
          <table:table-cell table:style-name="ce14" table:formula="oooc:=[.G5]/10" office:value-type="float" office:value="12.2">
            <text:p>12.2</text:p>
          </table:table-cell>
          <table:table-cell table:style-name="ce14" table:formula="oooc:=[.H5]/10" office:value-type="float" office:value="14.6">
            <text:p>14.6</text:p>
          </table:table-cell>
          <table:table-cell table:style-name="ce14" table:formula="oooc:=[.I5]/10" office:value-type="float" office:value="14.4">
            <text:p>14.4</text:p>
          </table:table-cell>
          <table:table-cell table:style-name="ce14" table:formula="oooc:=[.J5]/10" office:value-type="float" office:value="4">
            <text:p>4</text:p>
          </table:table-cell>
          <table:table-cell table:style-name="ce14" table:formula="oooc:=[.K5]*1000" office:value-type="float" office:value="10000">
            <text:p>10000</text:p>
          </table:table-cell>
          <table:table-cell table:style-name="ce14" office:value-type="float" office:value="30.21">
            <text:p>30.21</text:p>
          </table:table-cell>
          <table:table-cell table:number-columns-repeated="5"/>
        </table:table-row>
        <table:table-row table:style-name="ro1">
          <table:table-cell table:style-name="ce3" office:value-type="float" office:value="12">
            <text:p>12.0</text:p>
          </table:table-cell>
          <table:table-cell table:style-name="ce14" table:formula="oooc:=[.B6]/10" office:value-type="float" office:value="25.4">
            <text:p>25.4</text:p>
          </table:table-cell>
          <table:table-cell table:style-name="ce14" table:formula="oooc:=[.C6]/10" office:value-type="float" office:value="16.6">
            <text:p>16.6</text:p>
          </table:table-cell>
          <table:table-cell table:style-name="ce14" table:formula="oooc:=[.D6]/10" office:value-type="float" office:value="24.2">
            <text:p>24.2</text:p>
          </table:table-cell>
          <table:table-cell table:style-name="ce14" table:formula="oooc:=[.E6]/10" office:value-type="float" office:value="24.4">
            <text:p>24.4</text:p>
          </table:table-cell>
          <table:table-cell table:style-name="ce14" table:formula="oooc:=[.F6]/10" office:value-type="float" office:value="24.9">
            <text:p>24.9</text:p>
          </table:table-cell>
          <table:table-cell table:style-name="ce14" table:formula="oooc:=[.G6]/10" office:value-type="float" office:value="14">
            <text:p>14</text:p>
          </table:table-cell>
          <table:table-cell table:style-name="ce14" table:formula="oooc:=[.H6]/10" office:value-type="float" office:value="15.6">
            <text:p>15.6</text:p>
          </table:table-cell>
          <table:table-cell table:style-name="ce14" table:formula="oooc:=[.I6]/10" office:value-type="float" office:value="15.4">
            <text:p>15.4</text:p>
          </table:table-cell>
          <table:table-cell table:style-name="ce14" table:formula="oooc:=[.J6]/10" office:value-type="float" office:value="4.9">
            <text:p>4.9</text:p>
          </table:table-cell>
          <table:table-cell table:style-name="ce14" table:formula="oooc:=[.K6]*1000" office:value-type="float" office:value="10000">
            <text:p>10000</text:p>
          </table:table-cell>
          <table:table-cell table:style-name="ce14" office:value-type="float" office:value="36.02">
            <text:p>36.02</text:p>
          </table:table-cell>
          <table:table-cell table:number-columns-repeated="5"/>
        </table:table-row>
        <table:table-row table:style-name="ro1">
          <table:table-cell table:style-name="ce3" office:value-type="float" office:value="10">
            <text:p>10.0</text:p>
          </table:table-cell>
          <table:table-cell table:style-name="ce14" table:formula="oooc:=[.B7]/10" office:value-type="float" office:value="23.2">
            <text:p>23.2</text:p>
          </table:table-cell>
          <table:table-cell table:style-name="ce14" table:formula="oooc:=[.C7]/10" office:value-type="float" office:value="17">
            <text:p>17</text:p>
          </table:table-cell>
          <table:table-cell table:style-name="ce14" table:formula="oooc:=[.D7]/10" office:value-type="float" office:value="22.2">
            <text:p>22.2</text:p>
          </table:table-cell>
          <table:table-cell table:style-name="ce14" table:formula="oooc:=[.E7]/10" office:value-type="float" office:value="22.3">
            <text:p>22.3</text:p>
          </table:table-cell>
          <table:table-cell table:style-name="ce14" table:formula="oooc:=[.F7]/10" office:value-type="float" office:value="22.8">
            <text:p>22.8</text:p>
          </table:table-cell>
          <table:table-cell table:style-name="ce14" table:formula="oooc:=[.G7]/10" office:value-type="float" office:value="15.3">
            <text:p>15.3</text:p>
          </table:table-cell>
          <table:table-cell table:style-name="ce14" table:formula="oooc:=[.H7]/10" office:value-type="float" office:value="16.4">
            <text:p>16.4</text:p>
          </table:table-cell>
          <table:table-cell table:style-name="ce14" table:formula="oooc:=[.I7]/10" office:value-type="float" office:value="16.2">
            <text:p>16.2</text:p>
          </table:table-cell>
          <table:table-cell table:style-name="ce14" table:formula="oooc:=[.J7]/10" office:value-type="float" office:value="5.6">
            <text:p>5.6</text:p>
          </table:table-cell>
          <table:table-cell table:style-name="ce14" table:formula="oooc:=[.K7]*1000" office:value-type="float" office:value="10000">
            <text:p>10000</text:p>
          </table:table-cell>
          <table:table-cell table:style-name="ce14" office:value-type="float" office:value="44.05">
            <text:p>44.05</text:p>
          </table:table-cell>
          <table:table-cell table:number-columns-repeated="5"/>
        </table:table-row>
        <table:table-row table:style-name="ro1">
          <table:table-cell table:style-name="ce3" office:value-type="float" office:value="8">
            <text:p>8.0</text:p>
          </table:table-cell>
          <table:table-cell table:style-name="ce14" table:formula="oooc:=[.B8]/10" office:value-type="float" office:value="21.4">
            <text:p>21.4</text:p>
          </table:table-cell>
          <table:table-cell table:style-name="ce14" table:formula="oooc:=[.C8]/10" office:value-type="float" office:value="17.4">
            <text:p>17.4</text:p>
          </table:table-cell>
          <table:table-cell table:style-name="ce14" table:formula="oooc:=[.D8]/10" office:value-type="float" office:value="20.8">
            <text:p>20.8</text:p>
          </table:table-cell>
          <table:table-cell table:style-name="ce14" table:formula="oooc:=[.E8]/10" office:value-type="float" office:value="20.8">
            <text:p>20.8</text:p>
          </table:table-cell>
          <table:table-cell table:style-name="ce14" table:formula="oooc:=[.F8]/10" office:value-type="float" office:value="21.2">
            <text:p>21.2</text:p>
          </table:table-cell>
          <table:table-cell table:style-name="ce14" table:formula="oooc:=[.G8]/10" office:value-type="float" office:value="16.2">
            <text:p>16.2</text:p>
          </table:table-cell>
          <table:table-cell table:style-name="ce14" table:formula="oooc:=[.H8]/10" office:value-type="float" office:value="17">
            <text:p>17</text:p>
          </table:table-cell>
          <table:table-cell table:style-name="ce14" table:formula="oooc:=[.I8]/10" office:value-type="float" office:value="16.9">
            <text:p>16.9</text:p>
          </table:table-cell>
          <table:table-cell table:style-name="ce14" table:formula="oooc:=[.J8]/10" office:value-type="float" office:value="6.7">
            <text:p>6.7</text:p>
          </table:table-cell>
          <table:table-cell table:style-name="ce14" table:formula="oooc:=[.K8]*1000" office:value-type="float" office:value="10000">
            <text:p>10000</text:p>
          </table:table-cell>
          <table:table-cell table:style-name="ce14" office:value-type="float" office:value="54.47">
            <text:p>54.4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9" office:value-type="string">
            <text:p>Diameter (cm)</text:p>
          </table:table-cell>
          <table:table-cell table:style-name="ce14" table:formula="oooc:=[.B10]/10" office:value-type="float" office:value="2.6">
            <text:p>2.6</text:p>
          </table:table-cell>
          <table:table-cell table:style-name="ce14" table:formula="oooc:=[.C10]/10" office:value-type="float" office:value="1.6">
            <text:p>1.6</text:p>
          </table:table-cell>
          <table:table-cell table:style-name="ce14" table:formula="oooc:=[.D10]/10" office:value-type="float" office:value="2.6">
            <text:p>2.6</text:p>
          </table:table-cell>
          <table:table-cell table:style-name="ce14" table:formula="oooc:=[.E10]/10" office:value-type="float" office:value="5.1">
            <text:p>5.1</text:p>
          </table:table-cell>
          <table:table-cell table:style-name="ce14" table:formula="oooc:=[.F10]/10" office:value-type="float" office:value="5.1">
            <text:p>5.1</text:p>
          </table:table-cell>
          <table:table-cell table:style-name="ce14" table:formula="oooc:=[.G10]/10" office:value-type="float" office:value="2">
            <text:p>2</text:p>
          </table:table-cell>
          <table:table-cell table:style-name="ce14" table:formula="oooc:=[.H10]/10" office:value-type="float" office:value="5.1">
            <text:p>5.1</text:p>
          </table:table-cell>
          <table:table-cell table:style-name="ce14" table:formula="oooc:=[.I10]/10" office:value-type="float" office:value="2.55">
            <text:p>2.55</text:p>
          </table:table-cell>
          <table:table-cell table:style-name="ce14" table:formula="oooc:=[.J10]/10" office:value-type="float" office:value="2.55">
            <text:p>2.55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10" office:value-type="string">
            <text:p>Area (cm2)</text:p>
          </table:table-cell>
          <table:table-cell table:style-name="ce14" table:formula="oooc:=[.B11]/100" office:value-type="float" office:value="5.31">
            <text:p>5.31</text:p>
          </table:table-cell>
          <table:table-cell table:style-name="ce14" table:formula="oooc:=[.C11]/100" office:value-type="float" office:value="2.01">
            <text:p>2.01</text:p>
          </table:table-cell>
          <table:table-cell table:style-name="ce14" table:formula="oooc:=[.D11]/100" office:value-type="float" office:value="5.31">
            <text:p>5.31</text:p>
          </table:table-cell>
          <table:table-cell table:style-name="ce14" table:formula="oooc:=[.E11]/100" office:value-type="float" office:value="20.43">
            <text:p>20.43</text:p>
          </table:table-cell>
          <table:table-cell table:style-name="ce14" table:formula="oooc:=[.F11]/100" office:value-type="float" office:value="20.43">
            <text:p>20.43</text:p>
          </table:table-cell>
          <table:table-cell table:style-name="ce14" table:formula="oooc:=[.G11]/100" office:value-type="float" office:value="3.14">
            <text:p>3.14</text:p>
          </table:table-cell>
          <table:table-cell table:style-name="ce14" table:formula="oooc:=[.H11]/100" office:value-type="float" office:value="20.43">
            <text:p>20.43</text:p>
          </table:table-cell>
          <table:table-cell table:style-name="ce14" table:formula="oooc:=[.I11]/100" office:value-type="float" office:value="5.11">
            <text:p>5.11</text:p>
          </table:table-cell>
          <table:table-cell table:style-name="ce14" table:formula="oooc:=[.J11]/100" office:value-type="float" office:value="5.11">
            <text:p>5.11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10"/>
          <table:table-cell table:style-name="ce14" table:number-columns-repeated="10"/>
          <table:table-cell table:number-columns-repeated="6"/>
        </table:table-row>
        <table:table-row table:style-name="ro1">
          <table:table-cell table:style-name="ce9" office:value-type="string">
            <text:p>g (cm/s2)</text:p>
          </table:table-cell>
          <table:table-cell table:style-name="ce14" table:formula="oooc:=9.81*100" office:value-type="float" office:value="981">
            <text:p>981</text:p>
          </table:table-cell>
          <table:table-cell table:style-name="ce14" table:number-columns-repeated="9"/>
          <table:table-cell table:number-columns-repeated="6"/>
        </table:table-row>
        <table:table-row table:style-name="ro1">
          <table:table-cell table:style-name="ce10" office:value-type="string">
            <text:p>rho (g/cm3)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9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11" office:value-type="string">
            <text:p>Rotameter</text:p>
          </table:table-cell>
          <table:table-cell table:style-name="ce17" office:value-type="string">
            <text:p>QA</text:p>
          </table:table-cell>
          <table:table-cell table:style-name="ce17" office:value-type="string">
            <text:p>QT Venturi</text:p>
          </table:table-cell>
          <table:table-cell table:style-name="ce17" office:value-type="string">
            <text:p>QT Orifice </text:p>
          </table:table-cell>
          <table:table-cell table:style-name="ce19" office:value-type="string">
            <text:p>Venturi Loss, </text:p>
          </table:table-cell>
          <table:table-cell table:style-name="ce19" office:value-type="string">
            <text:p>Orifice Loss, </text:p>
          </table:table-cell>
          <table:table-cell table:style-name="ce19" office:value-type="string">
            <text:p>Rotameter </text:p>
          </table:table-cell>
          <table:table-cell table:style-name="ce19" office:value-type="string">
            <text:p>Wide-angled</text:p>
          </table:table-cell>
          <table:table-cell table:style-name="ce19" office:value-type="string">
            <text:p>Right-angled </text:p>
          </table:table-cell>
          <table:table-cell table:style-name="ce19" office:value-type="string">
            <text:p>Coeff. of <text:s/></text:p>
          </table:table-cell>
          <table:table-cell table:style-name="ce19" office:value-type="string">
            <text:p>Coeff. of <text:s/>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<text:s/>(cm)</text:p>
          </table:table-cell>
          <table:table-cell table:number-columns-repeated="3" table:style-name="ce17" office:value-type="string">
            <text:p>(cm^3/s)</text:p>
          </table:table-cell>
          <table:table-cell table:style-name="ce19" office:value-type="string">
            <text:p>H_V (cm)</text:p>
          </table:table-cell>
          <table:table-cell table:style-name="ce19" office:value-type="string">
            <text:p>H_O (cm)</text:p>
          </table:table-cell>
          <table:table-cell table:style-name="ce19" office:value-type="string">
            <text:p>Loss,</text:p>
          </table:table-cell>
          <table:table-cell table:number-columns-repeated="2" table:style-name="ce19" office:value-type="string">
            <text:p>Loss, </text:p>
          </table:table-cell>
          <table:table-cell table:number-columns-repeated="2" table:style-name="ce19" office:value-type="string">
            <text:p>discharge,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7" table:number-columns-repeated="3"/>
          <table:table-cell table:style-name="ce19" table:number-columns-repeated="2"/>
          <table:table-cell table:style-name="ce19" office:value-type="string">
            <text:p><text:s/>H_R (cm)</text:p>
          </table:table-cell>
          <table:table-cell table:style-name="ce19" office:value-type="string">
            <text:p>H_D (cm)</text:p>
          </table:table-cell>
          <table:table-cell table:style-name="ce19" office:value-type="string">
            <text:p>H_B (cm)</text:p>
          </table:table-cell>
          <table:table-cell table:style-name="ce19" office:value-type="string">
            <text:p>C_d Venturi</text:p>
          </table:table-cell>
          <table:table-cell table:style-name="ce19" office:value-type="string">
            <text:p>C_d Orifice</text:p>
          </table:table-cell>
          <table:table-cell table:number-columns-repeated="6"/>
        </table:table-row>
        <table:table-row table:style-name="ro1">
          <table:table-cell table:style-name="ce3" office:value-type="float" office:value="18">
            <text:p>18.0</text:p>
          </table:table-cell>
          <table:table-cell table:style-name="ce18" table:formula="oooc:=[.K15]/[.$B$26]/[.L15]" office:value-type="float" office:value="433.275563258232">
            <text:p>433</text:p>
          </table:table-cell>
          <table:table-cell table:style-name="ce18" table:formula="oooc:=[.C$23]*(2*[.$B$25]*([.B15]-[.C15])/(1-([.C$23]/[.B$23])^2))^0.5" office:value-type="float" office:value="440.795565657027">
            <text:p>441</text:p>
          </table:table-cell>
          <table:table-cell table:style-name="ce18" table:formula="oooc:=[.G$23]*(2*[.$B$25]*([.F15]-[.G15])/(1-([.G$23]/[.F$23])^2))^0.5" office:value-type="float" office:value="720.478248746516">
            <text:p>720</text:p>
          </table:table-cell>
          <table:table-cell table:style-name="ce20" table:formula="oooc:=[.B15]-[.D15]" office:value-type="float" office:value="2.8">
            <text:p>2.80</text:p>
          </table:table-cell>
          <table:table-cell table:style-name="ce3" table:formula="oooc:=([.F15]-[.G15])*(1-[.K31]^2)" office:value-type="float" office:value="16.7248098469451">
            <text:p>16.7</text:p>
          </table:table-cell>
          <table:table-cell table:style-name="ce3" table:formula="oooc:=[.I15]-[.J15]" office:value-type="float" office:value="11">
            <text:p>11.0</text:p>
          </table:table-cell>
          <table:table-cell table:style-name="ce21" table:formula="oooc:=([.D15]-[.E15])+[.$B31]^2/(2*[.$B$25])*(1/[.D$23]^2-1/[.E$23]^2)" office:value-type="float" office:value="2.56420014639818">
            <text:p>2.56</text:p>
          </table:table-cell>
          <table:table-cell table:style-name="ce20" table:formula="oooc:=([.H15]-[.I15])+[.$B31]^2/(2*[.$B$25])*(1/[.H$23]^2-1/[.I$23]^2)" office:value-type="float" office:value="-2.83502982863729">
            <text:p>-2.84</text:p>
          </table:table-cell>
          <table:table-cell table:style-name="ce26" table:formula="oooc:=[.B31]/[.C31]" office:value-type="float" office:value="0.982939931830789">
            <text:p>0.983</text:p>
          </table:table-cell>
          <table:table-cell table:style-name="ce26" table:formula="oooc:=[.B31]/[.D31]" office:value-type="float" office:value="0.601372163576128">
            <text:p>0.601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 office:value-type="float" office:value="16">
            <text:p>16.0</text:p>
          </table:table-cell>
          <table:table-cell table:style-name="ce18" table:formula="oooc:=[.K16]/[.$B$26]/[.L16]" office:value-type="float" office:value="378.071833648393">
            <text:p>378</text:p>
          </table:table-cell>
          <table:table-cell table:style-name="ce18" table:formula="oooc:=[.C$23]*(2*[.$B$25]*([.B16]-[.C16])/(1-([.C$23]/[.B$23])^2))^0.5" office:value-type="float" office:value="384.757913452229">
            <text:p>385</text:p>
          </table:table-cell>
          <table:table-cell table:style-name="ce18" table:formula="oooc:=[.G$23]*(2*[.$B$25]*([.F16]-[.G16])/(1-([.G$23]/[.F$23])^2))^0.5" office:value-type="float" office:value="629.484768665872">
            <text:p>629</text:p>
          </table:table-cell>
          <table:table-cell table:style-name="ce20" table:formula="oooc:=[.B16]-[.D16]" office:value-type="float" office:value="2.2">
            <text:p>2.20</text:p>
          </table:table-cell>
          <table:table-cell table:style-name="ce3" table:formula="oooc:=([.F16]-[.G16])*(1-[.K32]^2)" office:value-type="float" office:value="12.785467559155">
            <text:p>12.8</text:p>
          </table:table-cell>
          <table:table-cell table:style-name="ce21" table:formula="oooc:=[.I16]-[.J16]" office:value-type="float" office:value="10.6">
            <text:p>10.6</text:p>
          </table:table-cell>
          <table:table-cell table:style-name="ce21" table:formula="oooc:=([.D16]-[.E16])+[.$B32]^2/(2*[.$B$25])*(1/[.D$23]^2-1/[.E$23]^2)" office:value-type="float" office:value="2.00926295269717">
            <text:p>2.01</text:p>
          </table:table-cell>
          <table:table-cell table:style-name="ce20" table:formula="oooc:=([.H16]-[.I16])+[.$B32]^2/(2*[.$B$25])*(1/[.H$23]^2-1/[.I$23]^2)" office:value-type="float" office:value="-2.21547617870064">
            <text:p>-2.22</text:p>
          </table:table-cell>
          <table:table-cell table:style-name="ce26" table:formula="oooc:=[.B32]/[.C32]" office:value-type="float" office:value="0.982622632127704">
            <text:p>0.983</text:p>
          </table:table-cell>
          <table:table-cell table:style-name="ce26" table:formula="oooc:=[.B32]/[.D32]" office:value-type="float" office:value="0.600605213132762">
            <text:p>0.601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 office:value-type="float" office:value="14">
            <text:p>14.0</text:p>
          </table:table-cell>
          <table:table-cell table:style-name="ce18" table:formula="oooc:=[.K17]/[.$B$26]/[.L17]" office:value-type="float" office:value="331.01621979477">
            <text:p>331</text:p>
          </table:table-cell>
          <table:table-cell table:style-name="ce18" table:formula="oooc:=[.C$23]*(2*[.$B$25]*([.B17]-[.C17])/(1-([.C$23]/[.B$23])^2))^0.5" office:value-type="float" office:value="337.349542310957">
            <text:p>337</text:p>
          </table:table-cell>
          <table:table-cell table:style-name="ce18" table:formula="oooc:=[.G$23]*(2*[.$B$25]*([.F17]-[.G17])/(1-([.G$23]/[.F$23])^2))^0.5" office:value-type="float" office:value="552.370642744879">
            <text:p>552</text:p>
          </table:table-cell>
          <table:table-cell table:style-name="ce20" table:formula="oooc:=[.B17]-[.D17]" office:value-type="float" office:value="1.8">
            <text:p>1.80</text:p>
          </table:table-cell>
          <table:table-cell table:style-name="ce20" table:formula="oooc:=([.F17]-[.G17])*(1-[.K33]^2)" office:value-type="float" office:value="9.8695802756559">
            <text:p>9.87</text:p>
          </table:table-cell>
          <table:table-cell table:style-name="ce21" table:formula="oooc:=[.I17]-[.J17]" office:value-type="float" office:value="10.4">
            <text:p>10.4</text:p>
          </table:table-cell>
          <table:table-cell table:style-name="ce21" table:formula="oooc:=([.D17]-[.E17])+[.$B33]^2/(2*[.$B$25])*(1/[.D$23]^2-1/[.E$23]^2)" office:value-type="float" office:value="1.44686055042083">
            <text:p>1.45</text:p>
          </table:table-cell>
          <table:table-cell table:style-name="ce20" table:formula="oooc:=([.H17]-[.I17])+[.$B33]^2/(2*[.$B$25])*(1/[.H$23]^2-1/[.I$23]^2)" office:value-type="float" office:value="-1.80493672539976">
            <text:p>-1.80</text:p>
          </table:table-cell>
          <table:table-cell table:style-name="ce26" table:formula="oooc:=[.B33]/[.C33]" office:value-type="float" office:value="0.981226230595123">
            <text:p>0.981</text:p>
          </table:table-cell>
          <table:table-cell table:style-name="ce26" table:formula="oooc:=[.B33]/[.D33]" office:value-type="float" office:value="0.599264686026507">
            <text:p>0.599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 office:value-type="float" office:value="12">
            <text:p>12.0</text:p>
          </table:table-cell>
          <table:table-cell table:style-name="ce18" table:formula="oooc:=[.K18]/[.$B$26]/[.L18]" office:value-type="float" office:value="277.623542476402">
            <text:p>278</text:p>
          </table:table-cell>
          <table:table-cell table:style-name="ce18" table:formula="oooc:=[.C$23]*(2*[.$B$25]*([.B18]-[.C18])/(1-([.C$23]/[.B$23])^2))^0.5" office:value-type="float" office:value="285.344105564251">
            <text:p>285</text:p>
          </table:table-cell>
          <table:table-cell table:style-name="ce18" table:formula="oooc:=[.G$23]*(2*[.$B$25]*([.F18]-[.G18])/(1-([.G$23]/[.F$23])^2))^0.5" office:value-type="float" office:value="464.711561423177">
            <text:p>465</text:p>
          </table:table-cell>
          <table:table-cell table:style-name="ce20" table:formula="oooc:=[.B18]-[.D18]" office:value-type="float" office:value="1.2">
            <text:p>1.20</text:p>
          </table:table-cell>
          <table:table-cell table:style-name="ce20" table:formula="oooc:=([.F18]-[.G18])*(1-[.K34]^2)" office:value-type="float" office:value="7.00979823663093">
            <text:p>7.01</text:p>
          </table:table-cell>
          <table:table-cell table:style-name="ce21" table:formula="oooc:=[.I18]-[.J18]" office:value-type="float" office:value="10.5">
            <text:p>10.5</text:p>
          </table:table-cell>
          <table:table-cell table:style-name="ce20" table:formula="oooc:=([.D18]-[.E18])+[.$B34]^2/(2*[.$B$25])*(1/[.D$23]^2-1/[.E$23]^2)" office:value-type="float" office:value="1.09911661827728">
            <text:p>1.10</text:p>
          </table:table-cell>
          <table:table-cell table:style-name="ce20" table:formula="oooc:=([.H18]-[.I18])+[.$B34]^2/(2*[.$B$25])*(1/[.H$23]^2-1/[.I$23]^2)" office:value-type="float" office:value="-1.21031038752101">
            <text:p>-1.21</text:p>
          </table:table-cell>
          <table:table-cell table:style-name="ce26" table:formula="oooc:=[.B34]/[.C34]" office:value-type="float" office:value="0.972942973282795">
            <text:p>0.973</text:p>
          </table:table-cell>
          <table:table-cell table:style-name="ce26" table:formula="oooc:=[.B34]/[.D34]" office:value-type="float" office:value="0.597410448808678">
            <text:p>0.597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 office:value-type="float" office:value="10">
            <text:p>10.0</text:p>
          </table:table-cell>
          <table:table-cell table:style-name="ce18" table:formula="oooc:=[.K19]/[.$B$26]/[.L19]" office:value-type="float" office:value="227.014755959137">
            <text:p>227</text:p>
          </table:table-cell>
          <table:table-cell table:style-name="ce18" table:formula="oooc:=[.C$23]*(2*[.$B$25]*([.B19]-[.C19])/(1-([.C$23]/[.B$23])^2))^0.5" office:value-type="float" office:value="239.509869600595">
            <text:p>240</text:p>
          </table:table-cell>
          <table:table-cell table:style-name="ce18" table:formula="oooc:=[.G$23]*(2*[.$B$25]*([.F19]-[.G19])/(1-([.G$23]/[.F$23])^2))^0.5" office:value-type="float" office:value="385.479121021324">
            <text:p>385</text:p>
          </table:table-cell>
          <table:table-cell table:style-name="ce20" table:formula="oooc:=[.B19]-[.D19]" office:value-type="float" office:value="1">
            <text:p>1.00</text:p>
          </table:table-cell>
          <table:table-cell table:style-name="ce20" table:formula="oooc:=([.F19]-[.G19])*(1-[.K35]^2)" office:value-type="float" office:value="4.89883610130049">
            <text:p>4.90</text:p>
          </table:table-cell>
          <table:table-cell table:style-name="ce21" table:formula="oooc:=[.I19]-[.J19]" office:value-type="float" office:value="10.6">
            <text:p>10.6</text:p>
          </table:table-cell>
          <table:table-cell table:style-name="ce21" table:formula="oooc:=([.D19]-[.E19])+[.$B35]^2/(2*[.$B$25])*(1/[.D$23]^2-1/[.E$23]^2)" office:value-type="float" office:value="0.76864781140218">
            <text:p>0.77</text:p>
          </table:table-cell>
          <table:table-cell table:style-name="ce20" table:formula="oooc:=([.H19]-[.I19])+[.$B35]^2/(2*[.$B$25])*(1/[.H$23]^2-1/[.I$23]^2)" office:value-type="float" office:value="-0.742996967541226">
            <text:p>-0.74</text:p>
          </table:table-cell>
          <table:table-cell table:style-name="ce26" table:formula="oooc:=[.B35]/[.C35]" office:value-type="float" office:value="0.947830485389625">
            <text:p>0.948</text:p>
          </table:table-cell>
          <table:table-cell table:style-name="ce26" table:formula="oooc:=[.B35]/[.D35]" office:value-type="float" office:value="0.588915828586679">
            <text:p>0.589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 office:value-type="float" office:value="8">
            <text:p>8.0</text:p>
          </table:table-cell>
          <table:table-cell table:style-name="ce18" table:formula="oooc:=[.K20]/[.$B$26]/[.L20]" office:value-type="float" office:value="183.587295759133">
            <text:p>184</text:p>
          </table:table-cell>
          <table:table-cell table:style-name="ce18" table:formula="oooc:=[.C$23]*(2*[.$B$25]*([.B20]-[.C20])/(1-([.C$23]/[.B$23])^2))^0.5" office:value-type="float" office:value="192.378956726115">
            <text:p>192</text:p>
          </table:table-cell>
          <table:table-cell table:style-name="ce18" table:formula="oooc:=[.G$23]*(2*[.$B$25]*([.F20]-[.G20])/(1-([.G$23]/[.F$23])^2))^0.5" office:value-type="float" office:value="314.742384332936">
            <text:p>315</text:p>
          </table:table-cell>
          <table:table-cell table:style-name="ce20" table:formula="oooc:=[.B20]-[.D20]" office:value-type="float" office:value="0.599999999999998">
            <text:p>0.60</text:p>
          </table:table-cell>
          <table:table-cell table:style-name="ce20" table:formula="oooc:=([.F20]-[.G20])*(1-[.K36]^2)" office:value-type="float" office:value="3.29884144790205">
            <text:p>3.30</text:p>
          </table:table-cell>
          <table:table-cell table:style-name="ce21" table:formula="oooc:=[.I20]-[.J20]" office:value-type="float" office:value="10.2">
            <text:p>10.2</text:p>
          </table:table-cell>
          <table:table-cell table:style-name="ce21" table:formula="oooc:=([.D20]-[.E20])+[.$B36]^2/(2*[.$B$25])*(1/[.D$23]^2-1/[.E$23]^2)" office:value-type="float" office:value="0.568094787824324">
            <text:p>0.57</text:p>
          </table:table-cell>
          <table:table-cell table:style-name="ce20" table:formula="oooc:=([.H20]-[.I20])+[.$B36]^2/(2*[.$B$25])*(1/[.H$23]^2-1/[.I$23]^2)" office:value-type="float" office:value="-0.516719060547174">
            <text:p>-0.52</text:p>
          </table:table-cell>
          <table:table-cell table:style-name="ce26" table:formula="oooc:=[.B36]/[.C36]" office:value-type="float" office:value="0.954300298137609">
            <text:p>0.954</text:p>
          </table:table-cell>
          <table:table-cell table:style-name="ce26" table:formula="oooc:=[.B36]/[.D36]" office:value-type="float" office:value="0.583293845689794">
            <text:p>0.583</text:p>
          </table:table-cell>
          <table:table-cell table:style-name="ce27"/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>
            <draw:frame table:end-cell-address="Sheet1.G59" table:end-x="2.137cm" table:end-y="0.373cm" draw:z-index="0" draw:style-name="gr1" svg:width="13.432cm" svg:height="10.847cm" svg:x="2.752cm" svg:y="0.081cm">
              <draw:object draw:notify-on-update-of-ranges="Sheet1.B31:Sheet1.B36 Sheet1.C31:Sheet1.C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Q_T</text:p>
          </table:table-cell>
          <table:table-cell office:value-type="string">
            <text:p>Q_A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x_i</text:p>
          </table:table-cell>
          <table:table-cell office:value-type="string">
            <text:p>y_i</text:p>
          </table:table-cell>
          <table:table-cell/>
          <table:table-cell office:value-type="string">
            <text:p>y^hat</text:p>
          </table:table-cell>
          <table:table-cell office:value-type="string">
            <text:p>(y_i-y^hat)^2</text:p>
          </table:table-cell>
          <table:table-cell office:value-type="string">
            <text:p>(x_i-x^bar)^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style-name="ce25" table:formula="oooc:=[.C31]" office:value-type="float" office:value="440.795565657027">
            <text:p>4.41E+2</text:p>
          </table:table-cell>
          <table:table-cell table:style-name="ce25" table:formula="oooc:=[.B31]" office:value-type="float" office:value="433.275563258232">
            <text:p>4.33E+2</text:p>
          </table:table-cell>
          <table:table-cell/>
          <table:table-cell table:style-name="ce28" table:formula="oooc:=1.014*[.I40]-12.76" office:value-type="float" office:value="434.206703576226">
            <text:p>4.342E+2</text:p>
          </table:table-cell>
          <table:table-cell table:style-name="ce28" table:formula="oooc:=([.J40]-[.L40])^2" office:value-type="float" office:value="0.867022291792684">
            <text:p>8.670E-1</text:p>
          </table:table-cell>
          <table:table-cell table:style-name="ce28" table:formula="oooc:=([.I40]-[.I$46])^2" office:value-type="float" office:value="16240.8448781864">
            <text:p>1.624E+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style-name="ce25" table:formula="oooc:=[.C32]" office:value-type="float" office:value="384.757913452229">
            <text:p>3.85E+2</text:p>
          </table:table-cell>
          <table:table-cell table:style-name="ce25" table:formula="oooc:=[.B32]" office:value-type="float" office:value="378.071833648393">
            <text:p>3.78E+2</text:p>
          </table:table-cell>
          <table:table-cell/>
          <table:table-cell table:style-name="ce28" table:formula="oooc:=1.014*[.I41]-12.76" office:value-type="float" office:value="377.384524240561">
            <text:p>3.774E+2</text:p>
          </table:table-cell>
          <table:table-cell table:style-name="ce28" table:formula="oooc:=([.J41]-[.L41])^2" office:value-type="float" office:value="0.472394222095161">
            <text:p>4.724E-1</text:p>
          </table:table-cell>
          <table:table-cell table:style-name="ce28" table:formula="oooc:=([.I41]-[.I$46])^2" office:value-type="float" office:value="5098.23435586357">
            <text:p>5.098E+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style-name="ce25" table:formula="oooc:=[.C33]" office:value-type="float" office:value="337.349542310957">
            <text:p>3.37E+2</text:p>
          </table:table-cell>
          <table:table-cell table:style-name="ce25" table:formula="oooc:=[.B33]" office:value-type="float" office:value="331.01621979477">
            <text:p>3.31E+2</text:p>
          </table:table-cell>
          <table:table-cell/>
          <table:table-cell table:style-name="ce28" table:formula="oooc:=1.014*[.I42]-12.76" office:value-type="float" office:value="329.31243590331">
            <text:p>3.293E+2</text:p>
          </table:table-cell>
          <table:table-cell table:style-name="ce28" table:formula="oooc:=([.J42]-[.L42])^2" office:value-type="float" office:value="2.90287954879773">
            <text:p>2.903E+0</text:p>
          </table:table-cell>
          <table:table-cell table:style-name="ce28" table:formula="oooc:=([.I42]-[.I$46])^2" office:value-type="float" office:value="575.690446037846">
            <text:p>5.757E+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style-name="ce25" table:formula="oooc:=[.C34]" office:value-type="float" office:value="285.344105564251">
            <text:p>2.85E+2</text:p>
          </table:table-cell>
          <table:table-cell table:style-name="ce25" table:formula="oooc:=[.B34]" office:value-type="float" office:value="277.623542476402">
            <text:p>2.78E+2</text:p>
          </table:table-cell>
          <table:table-cell/>
          <table:table-cell table:style-name="ce28" table:formula="oooc:=1.014*[.I43]-12.76" office:value-type="float" office:value="276.57892304215">
            <text:p>2.766E+2</text:p>
          </table:table-cell>
          <table:table-cell table:style-name="ce28" table:formula="oooc:=([.J43]-[.L43])^2" office:value-type="float" office:value="1.09122976241628">
            <text:p>1.091E+0</text:p>
          </table:table-cell>
          <table:table-cell table:style-name="ce28" table:formula="oooc:=([.I43]-[.I$46])^2" office:value-type="float" office:value="784.665793932127">
            <text:p>7.847E+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style-name="ce25" table:formula="oooc:=[.C35]" office:value-type="float" office:value="239.509869600595">
            <text:p>2.40E+2</text:p>
          </table:table-cell>
          <table:table-cell table:style-name="ce25" table:formula="oooc:=[.B35]" office:value-type="float" office:value="227.014755959137">
            <text:p>2.27E+2</text:p>
          </table:table-cell>
          <table:table-cell/>
          <table:table-cell table:style-name="ce28" table:formula="oooc:=1.014*[.I44]-12.76" office:value-type="float" office:value="230.103007775003">
            <text:p>2.301E+2</text:p>
          </table:table-cell>
          <table:table-cell table:style-name="ce28" table:formula="oooc:=([.J44]-[.L44])^2" office:value-type="float" office:value="9.53729927819746">
            <text:p>9.537E+0</text:p>
          </table:table-cell>
          <table:table-cell table:style-name="ce28" table:formula="oooc:=([.I44]-[.I$46])^2" office:value-type="float" office:value="5453.24982570298">
            <text:p>5.453E+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style-name="ce25" table:formula="oooc:=[.C36]" office:value-type="float" office:value="192.378956726115">
            <text:p>1.92E+2</text:p>
          </table:table-cell>
          <table:table-cell table:style-name="ce25" table:formula="oooc:=[.B36]" office:value-type="float" office:value="183.587295759133">
            <text:p>1.84E+2</text:p>
          </table:table-cell>
          <table:table-cell/>
          <table:table-cell table:style-name="ce28" table:formula="oooc:=1.014*[.I45]-12.76" office:value-type="float" office:value="182.31226212028">
            <text:p>1.823E+2</text:p>
          </table:table-cell>
          <table:table-cell table:style-name="ce28" table:formula="oooc:=([.J45]-[.L45])^2" office:value-type="float" office:value="1.62571078020713">
            <text:p>1.626E+0</text:p>
          </table:table-cell>
          <table:table-cell table:style-name="ce28" table:formula="oooc:=([.I45]-[.I$46])^2" office:value-type="float" office:value="14635.4431165328">
            <text:p>1.464E+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2" office:value-type="string">
            <text:p>average</text:p>
          </table:table-cell>
          <table:table-cell table:style-name="ce25" table:formula="oooc:=AVERAGE([.I40:.I45])" office:value-type="float" office:value="313.355992218529">
            <text:p>3.13E+2</text:p>
          </table:table-cell>
          <table:table-cell table:style-name="ce25" table:formula="oooc:=AVERAGE([.J40:.J45])" office:value-type="float" office:value="305.098201816011">
            <text:p>3.05E+2</text:p>
          </table:table-cell>
          <table:table-cell table:style-name="ce22" office:value-type="string">
            <text:p>sum</text:p>
          </table:table-cell>
          <table:table-cell table:style-name="ce28"/>
          <table:table-cell table:style-name="ce28" table:formula="oooc:=SUM([.M40:.M45])" office:value-type="float" office:value="16.4965358835064">
            <text:p>1.650E+1</text:p>
          </table:table-cell>
          <table:table-cell table:style-name="ce28" table:formula="oooc:=SUM([.N40:.N45])" office:value-type="float" office:value="42788.1284162558">
            <text:p>4.279E+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S_e</text:p>
          </table:table-cell>
          <table:table-cell office:value-type="string">
            <text:p>S_xx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3" office:value-type="string">
            <text:p>n</text:p>
          </table:table-cell>
          <table:table-cell table:style-name="ce25" office:value-type="float" office:value="6">
            <text:p>6.00E+0</text:p>
          </table:table-cell>
          <table:table-cell table:style-name="ce25"/>
          <table:table-cell table:style-name="ce23" office:value-type="string">
            <text:p>remove pt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</table:table-row>
        <table:table-row table:style-name="ro1">
          <table:table-cell table:number-columns-repeated="7"/>
          <table:table-cell table:style-name="ce23" office:value-type="string">
            <text:p>t</text:p>
          </table:table-cell>
          <table:table-cell table:style-name="ce25" office:value-type="float" office:value="2.132">
            <text:p>2.13E+0</text:p>
          </table:table-cell>
          <table:table-cell table:style-name="ce25" table:number-columns-repeated="8"/>
        </table:table-row>
        <table:table-row table:style-name="ro1">
          <table:table-cell table:number-columns-repeated="7"/>
          <table:table-cell table:style-name="ce23" office:value-type="string">
            <text:p>Slope +-</text:p>
          </table:table-cell>
          <table:table-cell table:style-name="ce25" table:formula="oooc:=[.$I49]*([.$M46]/(([.$I48]-2)*[.$N46]))^0.5" office:value-type="float" office:value="0.0209310944510252">
            <text:p>2.09E-2</text:p>
          </table:table-cell>
          <table:table-cell table:style-name="ce25"/>
          <table:table-cell table:style-name="ce23" office:value-type="string">
            <text:p>Slope +-</text:p>
          </table:table-cell>
          <table:table-cell table:style-name="ce25" table:formula="oooc:=2.76/100" office:value-type="float" office:value="0.0276">
            <text:p>2.76E-2</text:p>
          </table:table-cell>
          <table:table-cell table:style-name="ce25" table:formula="oooc:=2.23/100" office:value-type="float" office:value="0.0223">
            <text:p>2.23E-2</text:p>
          </table:table-cell>
          <table:table-cell table:style-name="ce25" table:formula="oooc:=1.92/100" office:value-type="float" office:value="0.0192">
            <text:p>1.92E-2</text:p>
          </table:table-cell>
          <table:table-cell table:style-name="ce25" table:formula="oooc:=2.05/100" office:value-type="float" office:value="0.0205">
            <text:p>2.05E-2</text:p>
          </table:table-cell>
          <table:table-cell table:style-name="ce25" table:formula="oooc:=1.48/100" office:value-type="float" office:value="0.0148">
            <text:p>1.48E-2</text:p>
          </table:table-cell>
          <table:table-cell table:style-name="ce25" table:formula="oooc:=2.59/100" office:value-type="float" office:value="0.0259">
            <text:p>2.59E-2</text:p>
          </table:table-cell>
        </table:table-row>
        <table:table-row table:style-name="ro1">
          <table:table-cell table:number-columns-repeated="7"/>
          <table:table-cell table:style-name="ce23" office:value-type="string">
            <text:p>Intercept +-</text:p>
          </table:table-cell>
          <table:table-cell table:style-name="ce25" table:formula="oooc:=[.$I49]*([.$M46]/([.$I48]-2)*(1/[.$I48]+[.$I46]/[.$N46]))^0.5" office:value-type="float" office:value="1.80599212055708">
            <text:p>1.81E+0</text:p>
          </table:table-cell>
          <table:table-cell table:style-name="ce25"/>
          <table:table-cell table:style-name="ce23" office:value-type="string">
            <text:p>Intercept +-</text:p>
          </table:table-cell>
          <table:table-cell table:number-columns-repeated="2" table:style-name="ce25" office:value-type="float" office:value="1.78">
            <text:p>1.78E+0</text:p>
          </table:table-cell>
          <table:table-cell table:style-name="ce25" office:value-type="float" office:value="1.64">
            <text:p>1.64E+0</text:p>
          </table:table-cell>
          <table:table-cell table:style-name="ce25" office:value-type="float" office:value="1.75">
            <text:p>1.75E+0</text:p>
          </table:table-cell>
          <table:table-cell table:style-name="ce25" office:value-type="float" office:value="1.18">
            <text:p>1.18E+0</text:p>
          </table:table-cell>
          <table:table-cell table:style-name="ce25" office:value-type="float" office:value="1.74">
            <text:p>1.74E+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>
            <text:p>% error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 office:value-type="string">
            <text:p>Slope +-</text:p>
          </table:table-cell>
          <table:table-cell table:formula="oooc:=[.I50]/1.014" office:value-type="float" office:value="0.0206421049812872">
            <text:p>0.02</text:p>
          </table:table-cell>
          <table:table-cell table:number-columns-repeated="6"/>
          <table:table-cell table:formula="oooc:=[.P50]/1.014" office:value-type="float" office:value="0.0145956607495069">
            <text:p>0.01</text:p>
          </table:table-cell>
          <table:table-cell/>
        </table:table-row>
        <table:table-row table:style-name="ro1">
          <table:table-cell table:number-columns-repeated="7"/>
          <table:table-cell table:style-name="ce23" office:value-type="string">
            <text:p>Intercept +-</text:p>
          </table:table-cell>
          <table:table-cell table:formula="oooc:=[.I51]/12.76" office:value-type="float" office:value="0.141535432645539">
            <text:p>0.14</text:p>
          </table:table-cell>
          <table:table-cell table:number-columns-repeated="6"/>
          <table:table-cell table:formula="oooc:=[.P51]/12.76" office:value-type="float" office:value="0.0924764890282132">
            <text:p>0.09</text:p>
          </table:table-cell>
          <table:table-cell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>
            <draw:frame table:end-cell-address="Sheet1.G81" table:end-x="2.165cm" table:end-y="0.297cm" draw:z-index="1" draw:style-name="gr1" svg:width="13.432cm" svg:height="10.343cm" svg:x="0.023cm" svg:y="0.006cm">
              <draw:object draw:notify-on-update-of-ranges="Sheet1.B31:Sheet1.B36 Sheet1.D31:Sheet1.D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Q_T</text:p>
          </table:table-cell>
          <table:table-cell office:value-type="string">
            <text:p>Q_A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x_i</text:p>
          </table:table-cell>
          <table:table-cell office:value-type="string">
            <text:p>y_i</text:p>
          </table:table-cell>
          <table:table-cell/>
          <table:table-cell office:value-type="string">
            <text:p>y^hat</text:p>
          </table:table-cell>
          <table:table-cell office:value-type="string">
            <text:p>(y_i-y^hat)^2</text:p>
          </table:table-cell>
          <table:table-cell office:value-type="string">
            <text:p>(x_i-x^bar)^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formula="oooc:=[.D31]" office:value-type="float" office:value="720.478248746516">
            <text:p>720.48</text:p>
          </table:table-cell>
          <table:table-cell table:formula="oooc:=[.B31]" office:value-type="float" office:value="433.275563258232">
            <text:p>433.28</text:p>
          </table:table-cell>
          <table:table-cell/>
          <table:table-cell table:style-name="ce28" table:formula="oooc:=0.616*[.I63]-9.829" office:value-type="float" office:value="433.985601227854">
            <text:p>4.340E+2</text:p>
          </table:table-cell>
          <table:table-cell table:style-name="ce28" table:formula="oooc:=([.J63]-[.L63])^2" office:value-type="float" office:value="0.50415391830464">
            <text:p>5.042E-1</text:p>
          </table:table-cell>
          <table:table-cell table:style-name="ce28" table:formula="oooc:=([.I63]-[.I$69])^2" office:value-type="float" office:value="43792.7306900758">
            <text:p>4.379E+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formula="oooc:=[.D32]" office:value-type="float" office:value="629.484768665872">
            <text:p>629.48</text:p>
          </table:table-cell>
          <table:table-cell table:formula="oooc:=[.B32]" office:value-type="float" office:value="378.071833648393">
            <text:p>378.07</text:p>
          </table:table-cell>
          <table:table-cell/>
          <table:table-cell table:style-name="ce28" table:formula="oooc:=0.616*[.I64]-9.829" office:value-type="float" office:value="377.933617498177">
            <text:p>3.779E+2</text:p>
          </table:table-cell>
          <table:table-cell table:style-name="ce28" table:formula="oooc:=([.J64]-[.L64])^2" office:value-type="float" office:value="0.0191037041805975">
            <text:p>1.910E-2</text:p>
          </table:table-cell>
          <table:table-cell table:style-name="ce28" table:formula="oooc:=([.I64]-[.I$69])^2" office:value-type="float" office:value="13988.6556953404">
            <text:p>1.399E+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ooc:=[.D33]" office:value-type="float" office:value="552.370642744879">
            <text:p>552.37</text:p>
          </table:table-cell>
          <table:table-cell table:formula="oooc:=[.B33]" office:value-type="float" office:value="331.01621979477">
            <text:p>331.02</text:p>
          </table:table-cell>
          <table:table-cell/>
          <table:table-cell table:style-name="ce28" table:formula="oooc:=0.616*[.I65]-9.829" office:value-type="float" office:value="330.431315930846">
            <text:p>3.304E+2</text:p>
          </table:table-cell>
          <table:table-cell table:style-name="ce28" table:formula="oooc:=([.J65]-[.L65])^2" office:value-type="float" office:value="0.342112530033572">
            <text:p>3.421E-1</text:p>
          </table:table-cell>
          <table:table-cell table:style-name="ce28" table:formula="oooc:=([.I65]-[.I$69])^2" office:value-type="float" office:value="1694.1062174432">
            <text:p>1.694E+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formula="oooc:=[.D34]" office:value-type="float" office:value="464.711561423177">
            <text:p>464.71</text:p>
          </table:table-cell>
          <table:table-cell table:formula="oooc:=[.B34]" office:value-type="float" office:value="277.623542476402">
            <text:p>277.62</text:p>
          </table:table-cell>
          <table:table-cell/>
          <table:table-cell table:style-name="ce28" table:formula="oooc:=0.616*[.I66]-9.829" office:value-type="float" office:value="276.433321836677">
            <text:p>2.764E+2</text:p>
          </table:table-cell>
          <table:table-cell table:style-name="ce28" table:formula="oooc:=([.J66]-[.L66])^2" office:value-type="float" office:value="1.41662517122644">
            <text:p>1.417E+0</text:p>
          </table:table-cell>
          <table:table-cell table:style-name="ce28" table:formula="oooc:=([.I66]-[.I$69])^2" office:value-type="float" office:value="2162.20905532625">
            <text:p>2.162E+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formula="oooc:=[.D35]" office:value-type="float" office:value="385.479121021324">
            <text:p>385.48</text:p>
          </table:table-cell>
          <table:table-cell table:formula="oooc:=[.B35]" office:value-type="float" office:value="227.014755959137">
            <text:p>227.01</text:p>
          </table:table-cell>
          <table:table-cell/>
          <table:table-cell table:style-name="ce28" table:formula="oooc:=0.616*[.I67]-9.829" office:value-type="float" office:value="227.626138549135">
            <text:p>2.276E+2</text:p>
          </table:table-cell>
          <table:table-cell table:style-name="ce28" table:formula="oooc:=([.J67]-[.L67])^2" office:value-type="float" office:value="0.373788671352682">
            <text:p>3.738E-1</text:p>
          </table:table-cell>
          <table:table-cell table:style-name="ce28" table:formula="oooc:=([.I67]-[.I$69])^2" office:value-type="float" office:value="15808.535857812">
            <text:p>1.581E+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formula="oooc:=[.D36]" office:value-type="float" office:value="314.742384332936">
            <text:p>314.74</text:p>
          </table:table-cell>
          <table:table-cell table:formula="oooc:=[.B36]" office:value-type="float" office:value="183.587295759133">
            <text:p>183.59</text:p>
          </table:table-cell>
          <table:table-cell/>
          <table:table-cell table:style-name="ce28" table:formula="oooc:=0.616*[.I68]-9.829" office:value-type="float" office:value="184.052308749088">
            <text:p>1.841E+2</text:p>
          </table:table-cell>
          <table:table-cell table:style-name="ce28" table:formula="oooc:=([.J68]-[.L68])^2" office:value-type="float" office:value="0.216237080826888">
            <text:p>2.162E-1</text:p>
          </table:table-cell>
          <table:table-cell table:style-name="ce28" table:formula="oooc:=([.I68]-[.I$69])^2" office:value-type="float" office:value="38599.9645487656">
            <text:p>3.860E+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2" office:value-type="string">
            <text:p>average</text:p>
          </table:table-cell>
          <table:table-cell table:formula="oooc:=AVERAGE([.I63:.I68])" office:value-type="float" office:value="511.211121155784">
            <text:p>511.21</text:p>
          </table:table-cell>
          <table:table-cell table:formula="oooc:=AVERAGE([.J63:.J68])" office:value-type="float" office:value="305.098201816011">
            <text:p>305.1</text:p>
          </table:table-cell>
          <table:table-cell table:style-name="ce22" office:value-type="string">
            <text:p>sum</text:p>
          </table:table-cell>
          <table:table-cell table:style-name="ce28"/>
          <table:table-cell table:style-name="ce28" table:formula="oooc:=SUM([.M63:.M68])" office:value-type="float" office:value="2.87202107592482">
            <text:p>2.872E+0</text:p>
          </table:table-cell>
          <table:table-cell table:style-name="ce28" table:formula="oooc:=SUM([.N63:.N68])" office:value-type="float" office:value="116046.202064763">
            <text:p>1.160E+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SS_e</text:p>
          </table:table-cell>
          <table:table-cell office:value-type="string">
            <text:p>S_xx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4" office:value-type="string">
            <text:p>n</text:p>
          </table:table-cell>
          <table:table-cell office:value-type="float" office:value="6">
            <text:p>6</text:p>
          </table:table-cell>
          <table:table-cell/>
          <table:table-cell table:style-name="ce24" office:value-type="string">
            <text:p>remove p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7"/>
          <table:table-cell table:style-name="ce23" office:value-type="string">
            <text:p>t</text:p>
          </table:table-cell>
          <table:table-cell table:style-name="ce25" office:value-type="float" office:value="2.132">
            <text:p>2.13E+0</text:p>
          </table:table-cell>
          <table:table-cell table:style-name="ce25" table:number-columns-repeated="8"/>
        </table:table-row>
        <table:table-row table:style-name="ro1">
          <table:table-cell table:number-columns-repeated="7"/>
          <table:table-cell table:style-name="ce23" office:value-type="string">
            <text:p>Slope +-</text:p>
          </table:table-cell>
          <table:table-cell table:style-name="ce25" table:formula="oooc:=[.$I72]*([.$M69]/(([.$I71]-2)*[.$N69]))^0.5" office:value-type="float" office:value="0.0053031700122974">
            <text:p>5.30E-3</text:p>
          </table:table-cell>
          <table:table-cell table:style-name="ce25"/>
          <table:table-cell table:style-name="ce23" office:value-type="string">
            <text:p>Slope +-</text:p>
          </table:table-cell>
          <table:table-cell table:style-name="ce25" table:formula="oooc:=6.51/1000" office:value-type="float" office:value="0.00651">
            <text:p>6.51E-3</text:p>
          </table:table-cell>
          <table:table-cell table:style-name="ce25" table:formula="oooc:=5.71/1000" office:value-type="float" office:value="0.00571">
            <text:p>5.71E-3</text:p>
          </table:table-cell>
          <table:table-cell table:style-name="ce25" table:formula="oooc:=5.02/1000" office:value-type="float" office:value="0.00502">
            <text:p>5.02E-3</text:p>
          </table:table-cell>
          <table:table-cell table:style-name="ce25" table:formula="oooc:=3.82/1000" office:value-type="float" office:value="0.00382">
            <text:p>3.82E-3</text:p>
          </table:table-cell>
          <table:table-cell table:style-name="ce25" table:formula="oooc:=5.41/1000" office:value-type="float" office:value="0.00541">
            <text:p>5.41E-3</text:p>
          </table:table-cell>
          <table:table-cell table:style-name="ce25" table:formula="oooc:=6.58/1000" office:value-type="float" office:value="0.00658">
            <text:p>6.58E-3</text:p>
          </table:table-cell>
        </table:table-row>
        <table:table-row table:style-name="ro1">
          <table:table-cell table:number-columns-repeated="7"/>
          <table:table-cell table:style-name="ce23" office:value-type="string">
            <text:p>Intercept +-</text:p>
          </table:table-cell>
          <table:table-cell table:style-name="ce25" table:formula="oooc:=[.$I72]*([.$M69]/([.$I71]-2)*(1/[.$I71]+[.$I69]/[.$N69]))^0.5" office:value-type="float" office:value="0.747206018180673">
            <text:p>7.47E-1</text:p>
          </table:table-cell>
          <table:table-cell table:style-name="ce25"/>
          <table:table-cell table:style-name="ce23" office:value-type="string">
            <text:p>Intercept +-</text:p>
          </table:table-cell>
          <table:table-cell table:style-name="ce25" office:value-type="float" office:value="0.684">
            <text:p>6.84E-1</text:p>
          </table:table-cell>
          <table:table-cell table:style-name="ce25" office:value-type="float" office:value="0.746">
            <text:p>7.46E-1</text:p>
          </table:table-cell>
          <table:table-cell table:style-name="ce25" office:value-type="float" office:value="0.701">
            <text:p>7.01E-1</text:p>
          </table:table-cell>
          <table:table-cell table:style-name="ce25" office:value-type="float" office:value="0.532">
            <text:p>5.32E-1</text:p>
          </table:table-cell>
          <table:table-cell table:style-name="ce25" office:value-type="float" office:value="0.699">
            <text:p>6.99E-1</text:p>
          </table:table-cell>
          <table:table-cell table:style-name="ce25" office:value-type="float" office:value="0.726">
            <text:p>7.26E-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>
            <text:p>% error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23" office:value-type="string">
            <text:p>Slope +-</text:p>
          </table:table-cell>
          <table:table-cell table:formula="oooc:=[.I73]/0.616" office:value-type="float" office:value="0.00860904222775553">
            <text:p>0.01</text:p>
          </table:table-cell>
          <table:table-cell table:number-columns-repeated="5"/>
          <table:table-cell table:formula="oooc:=[.O73]/0.616" office:value-type="float" office:value="0.0062012987012987">
            <text:p>0.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3" office:value-type="string">
            <text:p>Intercept +-</text:p>
          </table:table-cell>
          <table:table-cell table:formula="oooc:=[.I74]/9.829" office:value-type="float" office:value="0.0760205532791406">
            <text:p>0.08</text:p>
          </table:table-cell>
          <table:table-cell table:number-columns-repeated="5"/>
          <table:table-cell table:formula="oooc:=[.O74]/9.829" office:value-type="float" office:value="0.0541255468511547">
            <text:p>0.05</text:p>
          </table:table-cell>
          <table:table-cell table:number-columns-repeated="2"/>
        </table:table-row>
        <table:table-row table:style-name="ro1" table:number-rows-repeated="6545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scientific-number number:decimal-places="2" number:min-integer-digits="1" number:min-exponent-digits="1"/>
    </number:number-style>
    <number:number-style style:name="N111">
      <number:number number:decimal-places="4" number:min-integer-digits="1"/>
    </number:number-style>
    <number:number-style style:name="N112">
      <number:scientific-number number:decimal-places="3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1">11/09/2008</text:date>, <text:time>07:2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ohanadas Chandar</meta:initial-creator>
    <meta:creation-date>2008-09-09T17:31:55</meta:creation-date>
    <dc:creator>Mohanadas Chandar</dc:creator>
    <dc:date>2008-09-11T07:28:43</dc:date>
    <meta:editing-cycles>50</meta:editing-cycles>
    <meta:editing-duration>PT10H59M28S</meta:editing-duration>
    <meta:user-defined meta:name="Info 1"/>
    <meta:user-defined meta:name="Info 2"/>
    <meta:user-defined meta:name="Info 3"/>
    <meta:user-defined meta:name="Info 4"/>
    <meta:document-statistic meta:table-count="3" meta:cell-count="4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1">
      <number:number number:decimal-places="0" number:min-integer-digits="1"/>
    </number:number-style>
    <number:number-style style:name="N112">
      <number:scientific-number number:decimal-places="3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 chart:regression-type="linear"/>
    </style:style>
    <style:style style:name="ch4" style:family="chart" style:data-style-name="N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 style:data-style-name="N112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433cm" svg:height="10.848cm" chart:class="chart:scatter" chart:column-mapping="1 0" chart:style-name="ch1">
        <chart:legend chart:legend-position="end" svg:x="9.843cm" svg:y="4.641cm" chart:style-name="ch2"/>
        <chart:plot-area chart:style-name="ch3" table:cell-range-address="Sheet1.B31:Sheet1.C36" svg:x="0.335cm" svg:y="0.214cm" svg:width="9.24cm" svg:height="10.191cm">
          <chart:axis chart:dimension="x" chart:name="primary-x" chart:style-name="ch4">
            <chart:title svg:x="4.964cm" svg:y="9.97cm" chart:style-name="ch5">
              <text:p>Q_T</text:p>
            </chart:title>
          </chart:axis>
          <chart:axis chart:dimension="y" chart:name="primary-y" chart:style-name="ch4">
            <chart:title svg:x="0.269cm" svg:y="5.318cm" chart:style-name="ch6">
              <text:p>Q_A</text:p>
            </chart:title>
          </chart:axis>
          <chart:series chart:style-name="ch7" chart:values-cell-range-address="Sheet1.B31:Sheet1.B36" chart:class="chart:scatter">
            <chart:domain table:cell-range-address="Sheet1.C31:Sheet1.C36"/>
            <chart:regression-curve chart:style-name="ch8">
              <chart:equation chart:display-r-square="true" chart:style-name="ch9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.795565657027">
                <text:p>440.795565657027</text:p>
              </table:table-cell>
              <table:table-cell office:value-type="float" office:value="433.275563258232">
                <text:p>433.275563258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.757913452229">
                <text:p>384.757913452229</text:p>
              </table:table-cell>
              <table:table-cell office:value-type="float" office:value="378.071833648393">
                <text:p>378.071833648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.349542310957">
                <text:p>337.349542310957</text:p>
              </table:table-cell>
              <table:table-cell office:value-type="float" office:value="331.01621979477">
                <text:p>331.01621979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.344105564251">
                <text:p>285.344105564251</text:p>
              </table:table-cell>
              <table:table-cell office:value-type="float" office:value="277.623542476402">
                <text:p>277.623542476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9.509869600595">
                <text:p>239.509869600595</text:p>
              </table:table-cell>
              <table:table-cell office:value-type="float" office:value="227.014755959137">
                <text:p>227.014755959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.378956726115">
                <text:p>192.378956726115</text:p>
              </table:table-cell>
              <table:table-cell office:value-type="float" office:value="183.587295759133">
                <text:p>183.587295759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1">
      <number:number number:decimal-places="0" number:min-integer-digits="1"/>
    </number:number-style>
    <number:number-style style:name="N112">
      <number:scientific-number number:decimal-places="3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 chart:regression-type="linear"/>
    </style:style>
    <style:style style:name="ch4" style:family="chart" style:data-style-name="N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 style:data-style-name="N112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433cm" svg:height="10.344cm" chart:class="chart:scatter" chart:column-mapping="1 0" chart:style-name="ch1">
        <chart:legend chart:legend-position="end" svg:x="9.843cm" svg:y="4.426cm" chart:style-name="ch2"/>
        <chart:plot-area chart:style-name="ch3" table:cell-range-address="Sheet1.D31:Sheet1.D36 Sheet1.B31:Sheet1.B36" svg:x="0.335cm" svg:y="0.206cm" svg:width="9.24cm" svg:height="9.719cm">
          <chart:axis chart:dimension="x" chart:name="primary-x" chart:style-name="ch4">
            <chart:title svg:x="4.964cm" svg:y="9.507cm" chart:style-name="ch5">
              <text:p>Q_T</text:p>
            </chart:title>
          </chart:axis>
          <chart:axis chart:dimension="y" chart:name="primary-y" chart:style-name="ch4">
            <chart:title svg:x="0.269cm" svg:y="5.071cm" chart:style-name="ch6">
              <text:p>Q_A</text:p>
            </chart:title>
          </chart:axis>
          <chart:series chart:style-name="ch7" chart:values-cell-range-address="Sheet1.B31:Sheet1.B36" chart:class="chart:scatter">
            <chart:domain table:cell-range-address="Sheet1.D31:Sheet1.D36"/>
            <chart:regression-curve chart:style-name="ch8">
              <chart:equation chart:display-r-square="true" chart:style-name="ch9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0.478248746516">
                <text:p>720.478248746516</text:p>
              </table:table-cell>
              <table:table-cell office:value-type="float" office:value="433.275563258232">
                <text:p>433.275563258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9.484768665872">
                <text:p>629.484768665872</text:p>
              </table:table-cell>
              <table:table-cell office:value-type="float" office:value="378.071833648393">
                <text:p>378.071833648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2.370642744879">
                <text:p>552.370642744879</text:p>
              </table:table-cell>
              <table:table-cell office:value-type="float" office:value="331.01621979477">
                <text:p>331.01621979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.711561423177">
                <text:p>464.711561423177</text:p>
              </table:table-cell>
              <table:table-cell office:value-type="float" office:value="277.623542476402">
                <text:p>277.623542476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5.479121021324">
                <text:p>385.479121021324</text:p>
              </table:table-cell>
              <table:table-cell office:value-type="float" office:value="227.014755959137">
                <text:p>227.014755959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.742384332936">
                <text:p>314.742384332936</text:p>
              </table:table-cell>
              <table:table-cell office:value-type="float" office:value="183.587295759133">
                <text:p>183.587295759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